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 Sans" officeooo:rsid="0003b37a" officeooo:paragraph-rsid="0003b37a"/>
    </style:style>
    <style:style style:name="P2" style:family="paragraph" style:parent-style-name="Standard" style:list-style-name="L1">
      <style:text-properties style:font-name="Open Sans" officeooo:rsid="0003b37a" officeooo:paragraph-rsid="0003b37a"/>
    </style:style>
    <style:style style:name="P3" style:family="paragraph" style:parent-style-name="Standard" style:list-style-name="L2">
      <style:text-properties style:font-name="Open Sans" officeooo:rsid="0003b37a" officeooo:paragraph-rsid="0003b37a"/>
    </style:style>
    <style:style style:name="P4" style:family="paragraph" style:parent-style-name="Standard" style:list-style-name="L3">
      <style:text-properties style:font-name="Open Sans" officeooo:rsid="0003b37a" officeooo:paragraph-rsid="0004e652"/>
    </style:style>
    <style:style style:name="P5" style:family="paragraph" style:parent-style-name="Standard">
      <style:text-properties style:font-name="Open Sans" officeooo:rsid="0003b37a" officeooo:paragraph-rsid="0004e652"/>
    </style:style>
    <style:style style:name="P6" style:family="paragraph" style:parent-style-name="Standard">
      <style:text-properties style:font-name="Open Sans" officeooo:rsid="0004e652" officeooo:paragraph-rsid="0004e652"/>
    </style:style>
    <style:style style:name="P7" style:family="paragraph" style:parent-style-name="Standard" style:list-style-name="L4">
      <style:text-properties style:font-name="Open Sans" officeooo:rsid="0004e652" officeooo:paragraph-rsid="0004e652"/>
    </style:style>
    <style:style style:name="P8" style:family="paragraph" style:parent-style-name="Standard" style:list-style-name="L6">
      <style:text-properties style:font-name="Open Sans" officeooo:rsid="0004e652" officeooo:paragraph-rsid="0004e652"/>
    </style:style>
    <style:style style:name="P9" style:family="paragraph" style:parent-style-name="Standard" style:list-style-name="L7">
      <style:text-properties style:font-name="Open Sans" officeooo:rsid="0004e652" officeooo:paragraph-rsid="0004e652"/>
    </style:style>
    <style:style style:name="P10" style:family="paragraph" style:parent-style-name="Standard" style:list-style-name="L8">
      <style:text-properties style:font-name="Open Sans" officeooo:rsid="0004e652" officeooo:paragraph-rsid="0004e652"/>
    </style:style>
    <style:style style:name="P11" style:family="paragraph" style:parent-style-name="Standard" style:list-style-name="L9">
      <style:text-properties style:font-name="Open Sans" officeooo:rsid="0004e652" officeooo:paragraph-rsid="0004e652"/>
    </style:style>
    <style:style style:name="P12" style:family="paragraph" style:parent-style-name="Standard" style:list-style-name="L4">
      <style:text-properties style:font-name="Open Sans" officeooo:paragraph-rsid="0004e652"/>
    </style:style>
    <style:style style:name="P13" style:family="paragraph" style:parent-style-name="Standard">
      <style:text-properties style:font-name="Open Sans" officeooo:paragraph-rsid="0004e652"/>
    </style:style>
    <style:style style:name="P14" style:family="paragraph" style:parent-style-name="Standard" style:list-style-name="L5">
      <style:text-properties style:font-name="Open Sans" officeooo:paragraph-rsid="0004e652"/>
    </style:style>
    <style:style style:name="P15" style:family="paragraph" style:parent-style-name="Standard" style:list-style-name="L10">
      <style:text-properties style:font-name="Open Sans" officeooo:rsid="0006b32e" officeooo:paragraph-rsid="0006b32e"/>
    </style:style>
    <style:style style:name="P16" style:family="paragraph" style:parent-style-name="Standard" style:list-style-name="L10">
      <style:text-properties style:font-name="Open Sans" officeooo:paragraph-rsid="0006b32e"/>
    </style:style>
    <style:style style:name="P17" style:family="paragraph" style:parent-style-name="Standard" style:list-style-name="L10">
      <style:text-properties style:font-name="Open Sans" officeooo:paragraph-rsid="00083a7b"/>
    </style:style>
    <style:style style:name="P18" style:family="paragraph" style:parent-style-name="Standard" style:list-style-name="L10">
      <style:text-properties style:font-name="Open Sans" officeooo:rsid="00083a7b" officeooo:paragraph-rsid="00083a7b"/>
    </style:style>
    <style:style style:name="P19" style:family="paragraph" style:parent-style-name="Standard">
      <style:text-properties style:font-name="Open Sans" officeooo:rsid="00083a7b" officeooo:paragraph-rsid="00083a7b"/>
    </style:style>
    <style:style style:name="P20" style:family="paragraph" style:parent-style-name="Standard" style:list-style-name="L10">
      <style:text-properties style:font-name="Open Sans" officeooo:rsid="0008c683" officeooo:paragraph-rsid="0008c683"/>
    </style:style>
    <style:style style:name="P21" style:family="paragraph" style:parent-style-name="Standard">
      <style:text-properties style:font-name="Open Sans" officeooo:rsid="0008c683" officeooo:paragraph-rsid="0008c683"/>
    </style:style>
    <style:style style:name="P22" style:family="paragraph" style:parent-style-name="Standard" style:list-style-name="L11">
      <style:text-properties style:font-name="Open Sans" officeooo:rsid="0008c683" officeooo:paragraph-rsid="0008c683"/>
    </style:style>
    <style:style style:name="P23" style:family="paragraph" style:parent-style-name="Standard" style:list-style-name="L11">
      <style:text-properties style:font-name="Open Sans" officeooo:rsid="000a4ddc" officeooo:paragraph-rsid="000a4ddc"/>
    </style:style>
    <style:style style:name="P24" style:family="paragraph" style:parent-style-name="Standard">
      <style:text-properties style:font-name="Open Sans" officeooo:rsid="000a4ddc" officeooo:paragraph-rsid="000a4ddc"/>
    </style:style>
    <style:style style:name="P25" style:family="paragraph" style:parent-style-name="Standard" style:list-style-name="L12">
      <style:text-properties style:font-name="Open Sans" officeooo:rsid="000a4ddc" officeooo:paragraph-rsid="000a4ddc"/>
    </style:style>
    <style:style style:name="P26" style:family="paragraph" style:parent-style-name="Standard">
      <style:text-properties style:font-name="Open Sans" fo:font-weight="bold" officeooo:paragraph-rsid="0002db42" style:font-weight-asian="bold" style:font-weight-complex="bold"/>
    </style:style>
    <style:style style:name="P27" style:family="paragraph" style:parent-style-name="Standard">
      <style:text-properties style:font-name="Open Sans" fo:font-weight="bold" officeooo:rsid="0003b37a" officeooo:paragraph-rsid="0003b37a" style:font-weight-asian="bold" style:font-weight-complex="bold"/>
    </style:style>
    <style:style style:name="P28" style:family="paragraph" style:parent-style-name="Standard">
      <style:text-properties style:font-name="Open Sans" fo:font-weight="bold" officeooo:rsid="0004e652" officeooo:paragraph-rsid="0004e652" style:font-weight-asian="bold" style:font-weight-complex="bold"/>
    </style:style>
    <style:style style:name="P29" style:family="paragraph" style:parent-style-name="Standard">
      <style:text-properties style:font-name="Open Sans" fo:font-weight="bold" officeooo:paragraph-rsid="0004e652" style:font-weight-asian="bold" style:font-weight-complex="bold"/>
    </style:style>
    <style:style style:name="P30" style:family="paragraph" style:parent-style-name="Standard">
      <style:text-properties style:font-name="Open Sans" fo:font-weight="bold" officeooo:rsid="0008c683" officeooo:paragraph-rsid="0008c683" style:font-weight-asian="bold" style:font-weight-complex="bold"/>
    </style:style>
    <style:style style:name="P31" style:family="paragraph" style:parent-style-name="Standard" style:list-style-name="L3">
      <style:text-properties style:font-name="Open Sans" style:text-underline-style="solid" style:text-underline-width="auto" style:text-underline-color="font-color" officeooo:rsid="0003b37a" officeooo:paragraph-rsid="0004e652"/>
    </style:style>
    <style:style style:name="P32" style:family="paragraph" style:parent-style-name="Standard" style:list-style-name="L7">
      <style:text-properties style:font-name="Open Sans" style:text-underline-style="solid" style:text-underline-width="auto" style:text-underline-color="font-color" officeooo:rsid="0004e652" officeooo:paragraph-rsid="0004e652"/>
    </style:style>
    <style:style style:name="P33" style:family="paragraph" style:parent-style-name="Standard" style:list-style-name="L10">
      <style:text-properties style:font-name="Open Sans" style:text-underline-style="solid" style:text-underline-width="auto" style:text-underline-color="font-color" officeooo:rsid="0006b32e" officeooo:paragraph-rsid="0006b32e"/>
    </style:style>
    <style:style style:name="P34" style:family="paragraph" style:parent-style-name="Standard" style:list-style-name="L10">
      <style:text-properties style:font-name="Open Sans" style:text-underline-style="solid" style:text-underline-width="auto" style:text-underline-color="font-color" officeooo:rsid="00083a7b" officeooo:paragraph-rsid="00083a7b"/>
    </style:style>
    <style:style style:name="P35" style:family="paragraph" style:parent-style-name="Standard" style:list-style-name="L10">
      <style:text-properties style:font-name="Open Sans" style:text-underline-style="solid" style:text-underline-width="auto" style:text-underline-color="font-color" officeooo:rsid="0008c683" officeooo:paragraph-rsid="0008c683"/>
    </style:style>
    <style:style style:name="P36" style:family="paragraph" style:parent-style-name="Standard" style:list-style-name="L11">
      <style:text-properties style:font-name="Open Sans" style:text-underline-style="solid" style:text-underline-width="auto" style:text-underline-color="font-color" officeooo:rsid="0008c683" officeooo:paragraph-rsid="0008c683"/>
    </style:style>
    <style:style style:name="P37" style:family="paragraph" style:parent-style-name="Standard" style:list-style-name="L12">
      <style:text-properties style:font-name="Open Sans" style:text-underline-style="solid" style:text-underline-width="auto" style:text-underline-color="font-color" officeooo:rsid="000a4ddc" officeooo:paragraph-rsid="000a4ddc"/>
    </style:style>
    <style:style style:name="T1" style:family="text">
      <style:text-properties officeooo:rsid="0002db42"/>
    </style:style>
    <style:style style:name="T2" style:family="text">
      <style:text-properties officeooo:rsid="0004e652"/>
    </style:style>
    <style:style style:name="T3" style:family="text">
      <style:text-properties officeooo:rsid="00065711"/>
    </style:style>
    <style:style style:name="T4" style:family="text">
      <style:text-properties officeooo:rsid="00083a7b"/>
    </style:style>
    <style:style style:name="T5" style:family="text">
      <style:text-properties officeooo:rsid="000a4ddc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Unidad 3 - </text:span>Ingeniería de Requerimientos</text:p>
      <text:p text:style-name="P26"/>
      <text:p text:style-name="P27">Definición de requerimiento (según IEEE)</text:p>
      <text:p text:style-name="P1"/>
      <text:list xml:id="list3426904367" text:style-name="L1">
        <text:list-item>
          <text:p text:style-name="P2">Condición o capacidad que debe poseer un sistema o un componente de un sistema para satisfacer un contrato, un estándar, una especificación u otro documento formalmente impuesto.</text:p>
        </text:list-item>
      </text:list>
      <text:p text:style-name="P1"/>
      <text:p text:style-name="P27">Otra definición</text:p>
      <text:p text:style-name="P1"/>
      <text:list xml:id="list3456033193" text:style-name="L2">
        <text:list-item>
          <text:p text:style-name="P3">Los requerimientos de un sistema son descripciones de las necesidades de los clientes sobre lo que debe hacer el sistema. Indican:</text:p>
          <text:list>
            <text:list-item>
              <text:p text:style-name="P3">El servicio que ofrece.</text:p>
            </text:list-item>
            <text:list-item>
              <text:p text:style-name="P3">Restricciones <text:s/>en su operación.</text:p>
            </text:list-item>
          </text:list>
        </text:list-item>
      </text:list>
      <text:p text:style-name="P1"/>
      <text:p text:style-name="P27">Ingeniería de requerimientos </text:p>
      <text:p text:style-name="P1"/>
      <text:list xml:id="list4176495643" text:style-name="L3">
        <text:list-item>
          <text:p text:style-name="P4">Al proceso de descubrir, analizar, documentar y verificar los servicios y restricciones se le llama Ingeniería de Requerimientos (IR). (Sommerville).</text:p>
        </text:list-item>
        <text:list-item>
          <text:p text:style-name="P31">Existen dos niveles de descripción de requerimientos:</text:p>
          <text:list>
            <text:list-item>
              <text:p text:style-name="P4"><text:span text:style-name="T6">Requerimientos del usuario:</text:span> definen qué servicios esperan los usuarios del sistema y las restricciones con las cuales éste debe operar.</text:p>
            </text:list-item>
            <text:list-item>
              <text:p text:style-name="P4"><text:span text:style-name="T6">Requerimientos del sistema:</text:span> son descripciones más detalladas de las funciones, los servicios y las restricciones operacionales del sistema de software.</text:p>
            </text:list-item>
          </text:list>
        </text:list-item>
      </text:list>
      <text:p text:style-name="P5"/>
      <text:p text:style-name="P28">Requerimientos funcionales del sistema</text:p>
      <text:p text:style-name="P6"/>
      <text:list xml:id="list1419285025" text:style-name="L4">
        <text:list-item>
          <text:p text:style-name="P7">Definen las funciones que el sistema debe proveer.</text:p>
        </text:list-item>
        <text:list-item>
          <text:p text:style-name="P7">Cómo debería reaccionar el sistema a entradas particulares. </text:p>
        </text:list-item>
        <text:list-item>
          <text:p text:style-name="P7">Cómo debería comportarse el sistema en situaciones específicas.</text:p>
        </text:list-item>
        <text:list-item>
          <text:p text:style-name="P7">En algunos casos, lo que no debe hacer el sistema.</text:p>
        </text:list-item>
        <text:list-item>
          <text:p text:style-name="P12"><text:span text:style-name="T2">Ejemplo: </text:span>Un usuario podrá buscar en todas las clínicas las listas de citas.</text:p>
        </text:list-item>
      </text:list>
      <text:p text:style-name="P13"/>
      <text:p text:style-name="P29">Requerimientos no funcionales del sistema</text:p>
      <text:p text:style-name="P13"/>
      <text:list xml:id="list2312516316" text:style-name="L5">
        <text:list-item>
          <text:p text:style-name="P14">Son limitaciones sobre servicios o funciones que ofrece el sistema.</text:p>
        </text:list-item>
        <text:list-item>
          <text:p text:style-name="P14">Están relacionados con propiedades emergentes del sistema, como por ejemplo fiabilidad, tiempo de respuesta y uso de almacenamiento.</text:p>
        </text:list-item>
        <text:list-item>
          <text:p text:style-name="P14">Se suelen aplicar al sistema como un todo, más que a características o a servicios individuales del sistema.</text:p>
        </text:list-item>
        <text:list-item>
          <text:p text:style-name="P14"><text:span text:style-name="T2">Ejemplo: </text:span>Como establece la HStan-03-2006-priv, el sistema implementará provisiones para la privacidad del paciente.</text:p>
        </text:list-item>
      </text:list>
      <text:p text:style-name="P13"/>
      <text:p text:style-name="P28"><text:soft-page-break/>Características deseables de un requerimiento</text:p>
      <text:p text:style-name="P6"/>
      <text:list xml:id="list2714373951" text:style-name="L6">
        <text:list-item>
          <text:p text:style-name="P8"><text:span text:style-name="T6">Conciso:</text:span> fácil de leer y entender. Su redacción debe ser simple y clara para aquellos que vayan a consultarlo en un futuro.</text:p>
        </text:list-item>
        <text:list-item>
          <text:p text:style-name="P8"><text:span text:style-name="T6">Completo:</text:span> no necesita ampliar detalles en su redacción. Proporciona información suficiente para su comprensión.</text:p>
        </text:list-item>
        <text:list-item>
          <text:p text:style-name="P8"><text:span text:style-name="T6">Consistente:</text:span> no es contradictorio con otro requerimiento.</text:p>
        </text:list-item>
        <text:list-item>
          <text:p text:style-name="P8"><text:span text:style-name="T6">No ambiguo:</text:span> tiene una sola interpretación. El lenguaje usado en su definición, no debe causar confusiones al lector.</text:p>
        </text:list-item>
        <text:list-item>
          <text:p text:style-name="P8"><text:span text:style-name="T6">Especificado por escrito:</text:span> Como todo contrato o acuerdo entre dos partes.</text:p>
        </text:list-item>
        <text:list-item>
          <text:p text:style-name="P8">Posible de probar o verificar: se debe poder saber si se cumplió o no.</text:p>
        </text:list-item>
      </text:list>
      <text:p text:style-name="P6"/>
      <text:p text:style-name="P28">Proceso de Ingeniería de Requerimientos</text:p>
      <text:p text:style-name="P6"/>
      <text:list xml:id="list3019722742" text:style-name="L7">
        <text:list-item>
          <text:p text:style-name="P32">Cuatro actividades principales:</text:p>
          <text:list>
            <text:list-item>
              <text:p text:style-name="P9">Estudios de Factibilidad.</text:p>
            </text:list-item>
            <text:list-item>
              <text:p text:style-name="P9">Adquisición de Requerimientos.</text:p>
            </text:list-item>
            <text:list-item>
              <text:p text:style-name="P9">Especificación de Requerimientos.</text:p>
            </text:list-item>
            <text:list-item>
              <text:p text:style-name="P9">Validación de Requerimientos.</text:p>
            </text:list-item>
          </text:list>
        </text:list-item>
      </text:list>
      <text:p text:style-name="P6"/>
      <text:p text:style-name="P28"><text:span text:style-name="T3">El </text:span>documento de requerimientos de software</text:p>
      <text:p text:style-name="P6"/>
      <text:list xml:id="list3123301593" text:style-name="L8">
        <text:list-item>
          <text:p text:style-name="P10"><text:span text:style-name="T3">C</text:span>omunicado oficial de lo que deben implementar los desarrolladores del sistema.</text:p>
        </text:list-item>
        <text:list-item>
          <text:p text:style-name="P10">Incluye tanto los requerimientos del usuario para un sistema, como una especificación detallada de los requerimientos del sistema.</text:p>
        </text:list-item>
        <text:list-item>
          <text:p text:style-name="P10">También se lo denomina Especificación de Requerimientos de Software (SRS).</text:p>
        </text:list-item>
        <text:list-item>
          <text:p text:style-name="P10">Es esencial cuando se contrata un profesional externo para que desarrolle el software.</text:p>
        </text:list-item>
      </text:list>
      <text:p text:style-name="P6"/>
      <text:p text:style-name="P28">Estándar IEEE 830:1998</text:p>
      <text:p text:style-name="P6"/>
      <text:list xml:id="list265093827" text:style-name="L9">
        <text:list-item>
          <text:p text:style-name="P11">Indica la estructura y organización de toda la información que debe incluirse en un buen documento de especificación de requerimientos de software. </text:p>
        </text:list-item>
        <text:list-item>
          <text:p text:style-name="P11">Si bien propone un conjunto de recomendaciones, no exige estrictamente el formato de dicha información.</text:p>
        </text:list-item>
        <text:list-item>
          <text:p text:style-name="P11">El nivel de detalle de un documento de requerimientos depende del tipo de sistema a diseñar y el proceso de desarrollo utilizado.</text:p>
        </text:list-item>
        <text:list-item>
          <text:p text:style-name="P11">Actualizado con el estándar IEEE 29148:2018 el cual proporciona un tratamiento unificado de los procesos y productos involucrados en los requerimientos a lo largo del ciclo de vida de los sistemas.</text:p>
        </text:list-item>
      </text:list>
      <text:p text:style-name="P6"/>
      <text:p text:style-name="P6"/>
      <text:p text:style-name="P6"/>
      <text:p text:style-name="P28"><text:soft-page-break/>Técnicas para la adquisición de requerimientos</text:p>
      <text:p text:style-name="P6"/>
      <text:list xml:id="list2270227347" text:style-name="L10">
        <text:list-item>
          <text:p text:style-name="P33">Analisis de documentos:</text:p>
          <text:list>
            <text:list-item>
              <text:p text:style-name="P33">Cuantitativos:</text:p>
              <text:list>
                <text:list-item>
                  <text:p text:style-name="P15">Informes usados para la toma de decisiones.</text:p>
                </text:list-item>
                <text:list-item>
                  <text:p text:style-name="P15">Informes de desempeño.</text:p>
                </text:list-item>
                <text:list-item>
                  <text:p text:style-name="P15">Registros.</text:p>
                </text:list-item>
                <text:list-item>
                  <text:p text:style-name="P15">Cantidad y tipos de transacciones.</text:p>
                </text:list-item>
              </text:list>
            </text:list-item>
            <text:list-item>
              <text:p text:style-name="P33">Cualitativos:</text:p>
              <text:list>
                <text:list-item>
                  <text:p text:style-name="P15">Mensajes de correo electrónico.</text:p>
                </text:list-item>
                <text:list-item>
                  <text:p text:style-name="P16">Anuncios de tableros, áreas de trabajo.</text:p>
                </text:list-item>
                <text:list-item>
                  <text:p text:style-name="P15">Memorándum.</text:p>
                </text:list-item>
                <text:list-item>
                  <text:p text:style-name="P15">Marco regulatorio.</text:p>
                </text:list-item>
                <text:list-item>
                  <text:p text:style-name="P15">Manuales de procedimientos y política.</text:p>
                </text:list-item>
              </text:list>
            </text:list-item>
          </text:list>
        </text:list-item>
        <text:list-item>
          <text:p text:style-name="P33">Entrevista:</text:p>
          <text:list>
            <text:list-item>
              <text:p text:style-name="P15">Es una conversación dirigida con un propósito específico, en la cual se usa un formato de preguntas y respuestas.</text:p>
            </text:list-item>
            <text:list-item>
              <text:p text:style-name="P33">Se busca obt<text:span text:style-name="T4">ener:</text:span></text:p>
              <text:list>
                <text:list-item>
                  <text:p text:style-name="P18">Opiniones.</text:p>
                </text:list-item>
                <text:list-item>
                  <text:p text:style-name="P18">Sentimientos.</text:p>
                </text:list-item>
                <text:list-item>
                  <text:p text:style-name="P18">Objetivos de la organización.</text:p>
                </text:list-item>
                <text:list-item>
                  <text:p text:style-name="P18">Objetivos personales.</text:p>
                </text:list-item>
                <text:list-item>
                  <text:p text:style-name="P18">Procedimientos informales.</text:p>
                </text:list-item>
              </text:list>
            </text:list-item>
            <text:list-item>
              <text:p text:style-name="P34">Planeación de la entrevista:</text:p>
              <text:list>
                <text:list-item>
                  <text:p text:style-name="P18">Leer el material sobre los antecedentes.</text:p>
                </text:list-item>
                <text:list-item>
                  <text:p text:style-name="P18">Establecer los objetivos de la entrevista.</text:p>
                </text:list-item>
                <text:list-item>
                  <text:p text:style-name="P18">Decidir a quien entrevistar.</text:p>
                </text:list-item>
                <text:list-item>
                  <text:p text:style-name="P18">Preparar al entrevistado.</text:p>
                </text:list-item>
                <text:list-item>
                  <text:p text:style-name="P18">Decidir sobre los tipos de preguntas y su estructura.</text:p>
                </text:list-item>
              </text:list>
            </text:list-item>
            <text:list-item>
              <text:p text:style-name="P34">Tipos de preguntas:</text:p>
              <text:list>
                <text:list-item>
                  <text:p text:style-name="P34">Preguntas abiertas:</text:p>
                  <text:list>
                    <text:list-item>
                      <text:p text:style-name="P18">Ofrecen opciones abiertas para que el entrevistado responda.</text:p>
                    </text:list-item>
                    <text:list-item>
                      <text:p text:style-name="P17"><text:span text:style-name="T4">Ej: </text:span>¿Qué opina sobre el estado actual del comercio electrónico de negocio a negocio en su empresa?</text:p>
                    </text:list-item>
                  </text:list>
                </text:list-item>
                <text:list-item>
                  <text:p text:style-name="P34">Preguntas cerradas:</text:p>
                  <text:list>
                    <text:list-item>
                      <text:p text:style-name="P18">Ofrecen un número limitado de opciones para responder.</text:p>
                    </text:list-item>
                    <text:list-item>
                      <text:p text:style-name="P17"><text:span text:style-name="T4">Ej: </text:span>¿Cuántas veces por semana actualiza el repositorio del proyecto?</text:p>
                    </text:list-item>
                  </text:list>
                </text:list-item>
              </text:list>
            </text:list-item>
            <text:list-item>
              <text:p text:style-name="P34">Estructura de entrevistas:</text:p>
              <text:list>
                <text:list-item>
                  <text:p text:style-name="P18"><text:span text:style-name="T6">Pirámide:</text:span> de lo especifico a lo general.</text:p>
                </text:list-item>
                <text:list-item>
                  <text:p text:style-name="P18"><text:span text:style-name="T6">Embudo:</text:span> de lo general a lo especifico.</text:p>
                </text:list-item>
                <text:list-item>
                  <text:p text:style-name="P18"><text:span text:style-name="T6">Diamante:</text:span> de lo especifico a los general terminando nuevamente en especifico.</text:p>
                </text:list-item>
              </text:list>
            </text:list-item>
          </text:list>
        </text:list-item>
      </text:list>
      <text:p text:style-name="P19"/>
      <text:p text:style-name="P19"/>
      <text:list xml:id="list103212703033770" text:continue-numbering="true" text:style-name="L10">
        <text:list-item>
          <text:p text:style-name="P34"><text:soft-page-break/>Cuestionario:</text:p>
          <text:list>
            <text:list-item>
              <text:p text:style-name="P18">Técnica de recopilación de información que consiste en un conjunto de preguntas u otros tipos de indicaciones con el objetivo de recopilar información de un encuestado. </text:p>
            </text:list-item>
            <text:list-item>
              <text:p text:style-name="P18">Pueden ser utilizados con muestras grandes.</text:p>
            </text:list-item>
            <text:list-item>
              <text:p text:style-name="P18">Se utilizan preguntas abiertas o cerradas.</text:p>
            </text:list-item>
            <text:list-item>
              <text:p text:style-name="P18">Las respuestas obtenidas mediante cuestionarios usando preguntas cerradas pueden ser cuantificadas.</text:p>
            </text:list-item>
            <text:list-item>
              <text:p text:style-name="P18">El desarrollo de un cuestionario útil lleva tiempo de planeación.</text:p>
            </text:list-item>
            <text:list-item>
              <text:p text:style-name="P35">Tipos de escalas:</text:p>
              <text:list>
                <text:list-item>
                  <text:p text:style-name="P20"><text:span text:style-name="T6">Nominales:</text:span> Se utilizan para clasificar cosas.</text:p>
                </text:list-item>
                <text:list-item>
                  <text:p text:style-name="P20"><text:span text:style-name="T6">De intervalo:</text:span> los intervalos entre cada unos de los números son iguales.</text:p>
                </text:list-item>
              </text:list>
            </text:list-item>
            <text:list-item>
              <text:p text:style-name="P35">Sugerencias para confeccionar cuestionarios:</text:p>
              <text:list>
                <text:list-item>
                  <text:p text:style-name="P20">Definir claramente los objetivos.</text:p>
                </text:list-item>
                <text:list-item>
                  <text:p text:style-name="P20">Tener consistencia en el estilo.</text:p>
                </text:list-item>
                <text:list-item>
                  <text:p text:style-name="P20">Mantener un orden de las preguntas:</text:p>
                  <text:list>
                    <text:list-item>
                      <text:p text:style-name="P20">Priorizar primero las preguntas que sean importantes para los encuestados.</text:p>
                    </text:list-item>
                    <text:list-item>
                      <text:p text:style-name="P20">Agrupar conceptos de contenido similar.</text:p>
                    </text:list-item>
                    <text:list-item>
                      <text:p text:style-name="P20">Introducir primero las preguntas menos controversiales.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30">JAD (Diseño de Aplicación Conjunta)</text:p>
      <text:p text:style-name="P21"/>
      <text:list xml:id="list3064096858" text:style-name="L11">
        <text:list-item>
          <text:p text:style-name="P22">Técnica creada por IBM (1977), que permite realizar el análisis de requerimientos y diseñar la interfaz de usuario en forma conjunta con los usuarios, en un ambiente de grupo.</text:p>
        </text:list-item>
        <text:list-item>
          <text:p text:style-name="P22">Debidamente preparado y facilitado, las sesiones de JAD pueden acelerar significativamente la fase de diseño e involucrar a los usuarios en un nivel intenso.</text:p>
        </text:list-item>
        <text:list-item>
          <text:p text:style-name="P36">Participantes:</text:p>
          <text:list>
            <text:list-item>
              <text:p text:style-name="P22">Patrocinador ejecutivo (Gerente Usuario).</text:p>
            </text:list-item>
            <text:list-item>
              <text:p text:style-name="P22">Analista de SI.</text:p>
            </text:list-item>
            <text:list-item>
              <text:p text:style-name="P22">De 8 a 12 Usuarios.</text:p>
            </text:list-item>
            <text:list-item>
              <text:p text:style-name="P22">Líder de Sesión.</text:p>
            </text:list-item>
            <text:list-item>
              <text:p text:style-name="P22">1 o 2 observadores (expertos técnicos).</text:p>
            </text:list-item>
            <text:list-item>
              <text:p text:style-name="P22">Escribanos.</text:p>
            </text:list-item>
          </text:list>
        </text:list-item>
        <text:list-item>
          <text:p text:style-name="P36">Ventajas:</text:p>
          <text:list>
            <text:list-item>
              <text:p text:style-name="P22">Reducir el tiempo y costo requerido por las entrevistas.</text:p>
            </text:list-item>
            <text:list-item>
              <text:p text:style-name="P22">Mejorar la calidad de los resultados de la valoración de requerimientos.</text:p>
            </text:list-item>
            <text:list-item>
              <text:p text:style-name="P22">Identificación por parte del usuario con el nuevo sistema de información a consecuencia del proceso participativo.</text:p>
            </text:list-item>
            <text:list-item>
              <text:p text:style-name="P22">Desarrollo de diseños creativos (brainstorming<text:span text:style-name="T5">).</text:span></text:p>
            </text:list-item>
          </text:list>
        </text:list-item>
        <text:list-item>
          <text:p text:style-name="P23">Desventajas:</text:p>
          <text:list>
            <text:list-item>
              <text:p text:style-name="P23">Todos los participantes tienen que dedicar una gran cantidad de tiempo.</text:p>
            </text:list-item>
            <text:list-item>
              <text:p text:style-name="P23"><text:soft-page-break/>Es una técnica muy costosa comparada con otras técnicas tradicionales.</text:p>
            </text:list-item>
            <text:list-item>
              <text:p text:style-name="P23">La organización debe estar preparada y contar con las habilidades necesarias para que la aplicación de JAD sea productivo.</text:p>
            </text:list-item>
          </text:list>
        </text:list-item>
      </text:list>
      <text:p text:style-name="P24"/>
      <text:p text:style-name="P24">RFP (Request For Proposal)</text:p>
      <text:p text:style-name="P24"/>
      <text:list xml:id="list3233112402" text:style-name="L12">
        <text:list-item>
          <text:p text:style-name="P25">Documento que contiene las bases y condiciones para que los proveedores realicen propuestas técnicas, funcionales, de proyecto y económicas.</text:p>
        </text:list-item>
        <text:list-item>
          <text:p text:style-name="P37">Incluye aspectos como:</text:p>
          <text:list>
            <text:list-item>
              <text:p text:style-name="P25">Objetivos.</text:p>
            </text:list-item>
            <text:list-item>
              <text:p text:style-name="P25">Descripción general del sistema.</text:p>
            </text:list-item>
            <text:list-item>
              <text:p text:style-name="P25">Requerimientos funcionales y no funcionales.</text:p>
            </text:list-item>
            <text:list-item>
              <text:p text:style-name="P25">Metodología utilizada.</text:p>
            </text:list-item>
            <text:list-item>
              <text:p text:style-name="P25">Consideraciones de diseño.</text:p>
            </text:list-item>
            <text:list-item>
              <text:p text:style-name="P25">Capacitación.</text:p>
            </text:list-item>
            <text:list-item>
              <text:p text:style-name="P25">Plazos de entregas.</text:p>
            </text:list-item>
            <text:list-item>
              <text:p text:style-name="P25">Pautas relacionadas al proceso publicación y recepción de ofertas, etc.</text:p>
            </text:list-item>
          </text:list>
        </text:list-item>
        <text:list-item>
          <text:p text:style-name="P37">Beneficios:</text:p>
          <text:list>
            <text:list-item>
              <text:p text:style-name="P25">Establece una base que permite comparar las distintas propuestas.</text:p>
            </text:list-item>
            <text:list-item>
              <text:p text:style-name="P25">Permite con el mismo documento pedir propuestas a muchos proveedores, haciendo el proceso más eficiente.</text:p>
            </text:list-item>
            <text:list-item>
              <text:p text:style-name="P25">Regula el proceso de selección de proveedor aportando información sobre plazos, expectativas y criterios de selección.</text:p>
            </text:list-item>
            <text:list-item>
              <text:p text:style-name="P25">Promueve la competencia entre proveedor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5:33:10.970530779</meta:creation-date>
    <meta:generator>LibreOffice/7.3.3.2$Linux_X86_64 LibreOffice_project/30$Build-2</meta:generator>
    <dc:date>2022-06-09T10:32:10.082945159</dc:date>
    <meta:editing-duration>PT26M20S</meta:editing-duration>
    <meta:editing-cycles>5</meta:editing-cycles>
    <meta:document-statistic meta:table-count="0" meta:image-count="0" meta:object-count="0" meta:page-count="5" meta:paragraph-count="135" meta:word-count="1213" meta:character-count="7739" meta:non-whitespace-character-count="6778"/>
  </office:meta>
</office:document-meta>
</file>